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TAS SOBRE O SALMO 22</text:h>
      <text:p text:style-name="First_20_paragraph"><text:a xlink:type="simple" xlink:href="http://bibliaonline.com.br/acf/sl/22" text:style-name="Internet_20_link" text:visited-style-name="Visited_20_Internet_20_Link"><text:span text:style-name="Definition">SALMO 22</text:span></text:a></text:p>
      <text:p text:style-name="Text_20_body">O <text:a xlink:type="simple" xlink:href="http://bibliaonline.com.br/acf/sl/22" text:style-name="Internet_20_link" text:visited-style-name="Visited_20_Internet_20_Link"><text:span text:style-name="Definition">Salmos 22</text:span></text:a> nos foi dado por Deus para nossa devoção e adoração. O <text:a xlink:type="simple" xlink:href="http://bibliaonline.com.br/acf/is/53" text:style-name="Internet_20_link" text:visited-style-name="Visited_20_Internet_20_Link"><text:span text:style-name="Definition">capítulo 53 de Isaías</text:span></text:a> é um diálogo sobre os sofrimentos de Cristo entre Jeová, o profeta e o remanescente judeu fiel. O <text:a xlink:type="simple" xlink:href="http://bibliaonline.com.br/acf/jn/2" text:style-name="Internet_20_link" text:visited-style-name="Visited_20_Internet_20_Link"><text:span text:style-name="Definition">capítulo 2 de Jonas</text:span></text:a> trata dos sofrimentos do Senhor descritos por Ele após ter passado por eles ou prevendo a libertação quando em meio a eles.</text:p>
      <text:p text:style-name="Text_20_body">Mas este Salmo é mais tocante - trata-se do próprio Senhor Jesus expressando Seus próprios sofrimentos ao mesmo tempo em que os experimenta. Portanto, nele o Senhor expressa Suas percepções, sentimentos e emoções do sofrimento, tanto exterior como moral, durante aquelas seis horas, em seu caráter expiatório, governamental e moral tendo em vista sua justiça pessoal.</text:p>
      <text:p text:style-name="Text_20_body">São registrados para nós sete aspectos de Seus sofrimentos neste belíssimo Salmo. A palavra “Amor” não é mencionada nele. Não é necessário fazê-lo quando lemos de sofrimentos tão profundos. Esses sofrimentos não estão registrados aqui em ordem cronológica, mas o primeiro lugar em importância é dado à expiação.</text:p>
      <text:p text:style-name="Text_20_body">A expiação é a primeira coisa que é colocada diante de nós e de forma detalhada nos <text:a xlink:type="simple" xlink:href="http://bibliaonline.com.br/acf/sl/22/1-5" text:style-name="Internet_20_link" text:visited-style-name="Visited_20_Internet_20_Link"><text:span text:style-name="Definition">versículos 1 a 5</text:span></text:a>. “Deus meu, Deus meu, por que me desamparaste?” O Senhor justifica a Deus nisso. Deus é santo. Em cada provação Ele nos apresenta os sentimentos mais profundos. Este é o registro do segundo período de três horas - trevas e um silêncio quase total.</text:p>
      <text:p text:style-name="Text_20_body">“Opróbrio dos homens” (<text:a xlink:type="simple" xlink:href="http://bibliaonline.com.br/acf/sl/22/6" text:style-name="Internet_20_link" text:visited-style-name="Visited_20_Internet_20_Link"><text:span text:style-name="Definition">vers. 6</text:span></text:a>). Refere-se à rejeição perpetrada pelos gentios.</text:p>
      <text:p text:style-name="Text_20_body">“E desprezado do povo” (<text:a xlink:type="simple" xlink:href="http://bibliaonline.com.br/acf/sl/22/6" text:style-name="Internet_20_link" text:visited-style-name="Visited_20_Internet_20_Link"><text:span text:style-name="Definition">vers. 6</text:span></text:a>). A nação recusou seu Rei, e declarou “Não queremos que este reine sobre nós” <text:a xlink:type="simple" xlink:href="http://bibliaonline.com.br/acf/lc/19/14" text:style-name="Internet_20_link" text:visited-style-name="Visited_20_Internet_20_Link"><text:span text:style-name="Definition">Lucas 19:14</text:span></text:a>.</text:p>
      <text:p text:style-name="Text_20_body">Em seguida temos os líderes de Israel (<text:a xlink:type="simple" xlink:href="http://bibliaonline.com.br/acf/sl/22/11-15" text:style-name="Internet_20_link" text:visited-style-name="Visited_20_Internet_20_Link"><text:span text:style-name="Definition">vers. 11-15</text:span></text:a>). São dados alguns detalhes aqui, e repare que Ele entra em seu profundo sofrimento ao se voltar a Deus em oração (<text:a xlink:type="simple" xlink:href="http://bibliaonline.com.br/acf/sl/22/11" text:style-name="Internet_20_link" text:visited-style-name="Visited_20_Internet_20_Link"><text:span text:style-name="Definition">vers. 11</text:span></text:a>) - “Não te alongues de mim, pois a angústia está perto, e não há quem ajude. Muitos touros me cercaram; fortes touros de Basã me rodearam”, refere-se a esses líderes.</text:p>
      <text:p text:style-name="Text_20_body">Os soldados romanos (<text:a xlink:type="simple" xlink:href="http://bibliaonline.com.br/acf/sl/22/16-19" text:style-name="Internet_20_link" text:visited-style-name="Visited_20_Internet_20_Link"><text:span text:style-name="Definition">vers. 16-19</text:span></text:a>) são agora colocados diante de nós. Os sofrimentos do Senhor nas mãos desses soldados cruéis e brutais ganhou o seu lugar nos escritos sagrados. É algo digno de nota. Mais uma vez o Senhor ora e repete “não te alongues de mim”, mas acrescenta, de forma significativa, um “Força minha”. “Pois me rodearam cães” e as palavra proféticas do Senhor a respeito desses homens trazem uma riqueza de detalhes e precisão que confirma a autoridade divina e indestrutível delas, apesar de se tratar de um assunto tão triste.</text:p>
      <text:p text:style-name="Text_20_body">(<text:a xlink:type="simple" xlink:href="http://bibliaonline.com.br/acf/sl/22/20" text:style-name="Internet_20_link" text:visited-style-name="Visited_20_Internet_20_Link"><text:span text:style-name="Definition">vers. 20</text:span></text:a>) “Livra a minha alma da espada, e a minha predileta da força do cão”. Temos aqui o poder imperial romano. Deus inicialmente estabeleceu o governo neste mundo por meio de Noé para conter o mal, e mais tarde tirou de Israel o governo em virtude de seu fracasso. O governo foi entregue aos gentios, os quais, de forma fatal e cabal, revelaram o que realmente eram na forma do poder imperial romano representado por Poncius Pilatos lavando suas mãos na presença de um condenado, uma vítima inocente, e entregando o Filho de Deus nas mãos de seus <text:soft-page-break/>assassinos.</text:p>
      <text:p text:style-name="Text_20_body">Finalmente, “Salva-me da boca do leão” (<text:a xlink:type="simple" xlink:href="http://bibliaonline.com.br/acf/sl/22/21" text:style-name="Internet_20_link" text:visited-style-name="Visited_20_Internet_20_Link"><text:span text:style-name="Definition">vers. 21</text:span></text:a>). Isto é sua morte. Três coisas eram essenciais para a expiação - que Ele fosse abandonado, que morresse e que Seu sangue fosse derramado. Trata-se de uma completa obra divina determinada por uma Pessoa divina, e não algo que tenha ficado sujeito a arrogantes desígnios. Ele lidou ali, diante de Deus, com a culpa e a degradação, em princípio e na sua totalidade. Mas seguiram-se ainda outras consequências do pecado do homem, como sofrimento, miséria, doença, dor e lágrimas. Ele “moveu-se muito em espírito, e perturbou-se” <text:a xlink:type="simple" xlink:href="http://bibliaonline.com.br/acf/jo/11/33" text:style-name="Internet_20_link" text:visited-style-name="Visited_20_Internet_20_Link"><text:span text:style-name="Definition">João 11:33</text:span></text:a>. Trata-se do Senhor entrando em todo aquele pecado e em tudo o que significavam suas consequências, e talvez tenha sido isso que levou o autor de Hebreus, quando citou o <text:a xlink:type="simple" xlink:href="http://bibliaonline.com.br/acf/sl/40" text:style-name="Internet_20_link" text:visited-style-name="Visited_20_Internet_20_Link"><text:span text:style-name="Definition">Salmos 40</text:span></text:a>, a omitir as palavras “Deleito-me”.</text:p>
      <text:p text:style-name="Text_20_body">Bem podia o bendito Senhor dizer “Salva-me da boca do leão”, e também “se é possível, passe de mim este cálice. Todavia, Ele cumpriu a vontade de Deus e foi até a morte. E então, com um tom triunfante, as últimas palavras do Salmos são “porquanto Ele o fez”.</text:p>
      <text:p text:style-name="Text_20_body">[autor desconhecid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AS SOBRE O SALMO 22</dc:title>
    <dc:date>2019-03-05T18:05:21.286867678</dc:date>
    <meta:editing-duration>PT15S</meta:editing-duration>
    <meta:editing-cycles>1</meta:editing-cycles>
    <meta:document-statistic meta:table-count="0" meta:image-count="0" meta:object-count="0" meta:page-count="2" meta:paragraph-count="15" meta:word-count="711" meta:character-count="4117" meta:non-whitespace-character-count="3420"/>
    <meta:generator>LibreOffice/6.0.7.3$Linux_X86_64 LibreOffice_project/00m0$Build-3</meta:generator>
  </office:meta>
</office:document-meta>
</file>